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face style:name="B Titr" svg:font-family="'B Titr'"/>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70a42" officeooo:paragraph-rsid="00170a42"/>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Heading_20_1">
      <style:paragraph-properties fo:text-align="end" style:justify-single-word="false" fo:break-before="page"/>
    </style:style>
    <style:style style:name="P8" style:family="paragraph" style:parent-style-name="Text_20_body">
      <style:paragraph-properties fo:text-align="end" style:justify-single-word="false"/>
    </style:style>
    <style:style style:name="P9" style:family="paragraph" style:parent-style-name="Heading_20_2">
      <style:paragraph-properties fo:text-align="end" style:justify-single-word="false"/>
    </style:style>
    <style:style style:name="P10" style:family="paragraph" style:parent-style-name="Text_20_body">
      <style:paragraph-properties fo:text-align="end" style:justify-single-word="false"/>
      <style:text-properties officeooo:rsid="0023c231" officeooo:paragraph-rsid="0023c231"/>
    </style:style>
    <style:style style:name="P11" style:family="paragraph" style:parent-style-name="Heading_20_3">
      <style:paragraph-properties fo:text-align="end" style:justify-single-word="false"/>
    </style:style>
    <style:style style:name="P12" style:family="paragraph" style:parent-style-name="Text_20_body">
      <style:paragraph-properties fo:text-align="end" style:justify-single-word="false"/>
      <style:text-properties officeooo:rsid="0021b78a" officeooo:paragraph-rsid="0021b78a"/>
    </style:style>
    <style:style style:name="P13" style:family="paragraph" style:parent-style-name="Text_20_body">
      <style:paragraph-properties fo:text-align="end" style:justify-single-word="false"/>
      <style:text-properties officeooo:rsid="00238ce9" officeooo:paragraph-rsid="00238ce9"/>
    </style:style>
    <style:style style:name="P14" style:family="paragraph" style:parent-style-name="Text_20_body">
      <style:paragraph-properties fo:text-align="end" style:justify-single-word="false"/>
      <style:text-properties officeooo:rsid="00293cf5" officeooo:paragraph-rsid="00293cf5"/>
    </style:style>
    <style:style style:name="P15" style:family="paragraph" style:parent-style-name="Text_20_body">
      <style:paragraph-properties fo:text-align="end" style:justify-single-word="false"/>
      <style:text-properties style:text-position="0% 100%" officeooo:rsid="001ff816" officeooo:paragraph-rsid="0025e2ff"/>
    </style:style>
    <style:style style:name="P16" style:family="paragraph" style:parent-style-name="Text_20_body">
      <style:paragraph-properties fo:text-align="end" style:justify-single-word="false"/>
      <style:text-properties style:text-position="0% 100%" officeooo:rsid="00293cf5" officeooo:paragraph-rsid="00293cf5"/>
    </style:style>
    <style:style style:name="P17" style:family="paragraph" style:parent-style-name="Heading_20_3">
      <style:paragraph-properties fo:text-align="end" style:justify-single-word="false"/>
      <style:text-properties officeooo:rsid="0025e2ff" officeooo:paragraph-rsid="0025e2ff"/>
    </style:style>
    <style:style style:name="P18" style:family="paragraph" style:parent-style-name="Text_20_body">
      <style:paragraph-properties fo:text-align="end" style:justify-single-word="false"/>
      <style:text-properties officeooo:paragraph-rsid="0025e2ff"/>
    </style:style>
    <style:style style:name="P19" style:family="paragraph" style:parent-style-name="Text_20_body">
      <style:paragraph-properties fo:text-align="end" style:justify-single-word="false"/>
      <style:text-properties officeooo:rsid="0027c259" officeooo:paragraph-rsid="0025e2ff"/>
    </style:style>
    <style:style style:name="P20" style:family="paragraph" style:parent-style-name="Standard">
      <style:paragraph-properties fo:text-align="end" style:justify-single-word="false"/>
    </style:style>
    <style:style style:name="P21" style:family="paragraph" style:parent-style-name="Standard">
      <style:paragraph-properties fo:text-align="end" style:justify-single-word="false"/>
      <style:text-properties officeooo:paragraph-rsid="002acffe"/>
    </style:style>
    <style:style style:name="T1" style:family="text">
      <style:text-properties style:text-position="0% 100%"/>
    </style:style>
    <style:style style:name="T2" style:family="text">
      <style:text-properties officeooo:rsid="0018ec42"/>
    </style:style>
    <style:style style:name="T3" style:family="text">
      <style:text-properties officeooo:rsid="0023c231"/>
    </style:style>
    <style:style style:name="T4" style:family="text">
      <style:text-properties style:text-position="super 58%" officeooo:rsid="0023c231"/>
    </style:style>
    <style:style style:name="T5" style:family="text">
      <style:text-properties officeooo:rsid="001d3bdd"/>
    </style:style>
    <style:style style:name="T6" style:family="text">
      <style:text-properties officeooo:rsid="001e5511"/>
    </style:style>
    <style:style style:name="T7" style:family="text">
      <style:text-properties officeooo:rsid="002576d8"/>
    </style:style>
    <style:style style:name="T8" style:family="text">
      <style:text-properties style:text-position="0% 100%" officeooo:rsid="001ff816"/>
    </style:style>
    <style:style style:name="T9" style:family="text">
      <style:text-properties style:text-position="0% 100%" officeooo:rsid="0021b78a"/>
    </style:style>
    <style:style style:name="T10" style:family="text">
      <style:text-properties officeooo:rsid="0027c259"/>
    </style:style>
    <style:style style:name="T11" style:family="text">
      <style:text-properties officeooo:rsid="0029fed6"/>
    </style:style>
    <style:style style:name="T12" style:family="text">
      <style:text-properties officeooo:rsid="00293cf5"/>
    </style:style>
    <style:style style:name="T13" style:family="text">
      <style:text-properties officeooo:rsid="002acff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به نام خدا</text:p>
      <text:p text:style-name="P1"/>
      <text:p text:style-name="P1"/>
      <text:p text:style-name="P1"/>
      <text:p text:style-name="Title">پاسخ تمرین چهارم سیستم‌های توزیع شده</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استاد: دکتر کمندی</text:p>
      <text:p text:style-name="P1"/>
      <text:p text:style-name="P1">حسام مومیوند فرد</text:p>
      <text:p text:style-name="P2">810803063</text:p>
      <text:p text:style-name="P2"/>
      <text:p text:style-name="P2"/>
      <text:p text:style-name="P2">پاییز 1403</text:p>
      <text:p text:style-name="P2"/>
      <text:p text:style-name="P2"/>
      <text:table-of-content text:style-name="Sect1" text:protected="true" text:name="Table of Contents1">
        <text:table-of-content-source text:outline-level="10">
          <text:index-title-template text:style-name="Contents_20_Heading">فهرست</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فهرست</text:p>
          </text:index-title>
          <text:p text:style-name="P4"><text:a xlink:type="simple" xlink:href="#__RefHeading___Toc21_4164443559" text:style-name="Index_20_Link" text:visited-style-name="Index_20_Link">پاسخ سؤال اول<text:tab/>3</text:a></text:p>
          <text:p text:style-name="P5"><text:a xlink:type="simple" xlink:href="#__RefHeading___Toc144_4164443559" text:style-name="Index_20_Link" text:visited-style-name="Index_20_Link">عمل‌کرد الگوریتم<text:tab/>3</text:a></text:p>
          <text:p text:style-name="P4"><text:a xlink:type="simple" xlink:href="#__RefHeading___Toc23_4164443559" text:style-name="Index_20_Link" text:visited-style-name="Index_20_Link">پاسخ سؤال دوم<text:tab/>4</text:a></text:p>
          <text:p text:style-name="P5"><text:a xlink:type="simple" xlink:href="#__RefHeading___Toc146_4164443559" text:style-name="Index_20_Link" text:visited-style-name="Index_20_Link">عمل‌کرد الگوریتم<text:tab/>4</text:a></text:p>
          <text:p text:style-name="P5"><text:a xlink:type="simple" xlink:href="#__RefHeading___Toc148_4164443559" text:style-name="Index_20_Link" text:visited-style-name="Index_20_Link">اثبات<text:tab/>4</text:a></text:p>
          <text:p text:style-name="P6"><text:a xlink:type="simple" xlink:href="#__RefHeading___Toc150_4164443559" text:style-name="Index_20_Link" text:visited-style-name="Index_20_Link">Agreement<text:tab/>4</text:a></text:p>
          <text:p text:style-name="P6"><text:a xlink:type="simple" xlink:href="#__RefHeading___Toc152_4164443559" text:style-name="Index_20_Link" text:visited-style-name="Index_20_Link">Validity<text:tab/>4</text:a></text:p>
          <text:p text:style-name="P6"><text:a xlink:type="simple" xlink:href="#__RefHeading___Toc154_4164443559" text:style-name="Index_20_Link" text:visited-style-name="Index_20_Link">Termination<text:tab/>5</text:a></text:p>
          <text:p text:style-name="P4"><text:a xlink:type="simple" xlink:href="#__RefHeading___Toc25_4164443559" text:style-name="Index_20_Link" text:visited-style-name="Index_20_Link">پاسخ سؤال سوم<text:tab/>6</text:a></text:p>
          <text:p text:style-name="P5"><text:a xlink:type="simple" xlink:href="#__RefHeading___Toc156_4164443559" text:style-name="Index_20_Link" text:visited-style-name="Index_20_Link"><text:span text:style-name="T1">اثبات درستی الگوریتم</text:span><text:tab/>6</text:a></text:p>
          <text:p text:style-name="P6"><text:a xlink:type="simple" xlink:href="#__RefHeading___Toc158_4164443559" text:style-name="Index_20_Link" text:visited-style-name="Index_20_Link">Agreement<text:tab/>6</text:a></text:p>
          <text:p text:style-name="P6"><text:a xlink:type="simple" xlink:href="#__RefHeading___Toc160_4164443559" text:style-name="Index_20_Link" text:visited-style-name="Index_20_Link">Validity<text:tab/>6</text:a></text:p>
          <text:p text:style-name="P6"><text:a xlink:type="simple" xlink:href="#__RefHeading___Toc162_4164443559" text:style-name="Index_20_Link" text:visited-style-name="Index_20_Link">Termination<text:tab/>6</text:a></text:p>
        </text:index-body>
      </text:table-of-content>
      <text:p text:style-name="P2"/>
      <text:h text:style-name="P7" text:outline-level="1"><text:bookmark-start text:name="__RefHeading___Toc21_4164443559"/>پاسخ سؤال اول<text:bookmark-end text:name="__RefHeading___Toc21_4164443559"/></text:h>
      <text:p text:style-name="P8">راه حل‌های زیادی برای این مسأله وجود دارد</text:p>
      <text:p text:style-name="P8"/>
      <text:h text:style-name="P9" text:outline-level="2"><text:bookmark-start text:name="__RefHeading___Toc144_4164443559"/>عمل‌کرد الگوریتم<text:bookmark-end text:name="__RefHeading___Toc144_4164443559"/></text:h>
      <text:p text:style-name="P10">برای این کار میتوان تعداد نودهای coordinator را افزایش داد و برای هر نود cohort یک بردار از تصمیماتی که coordinator ها اعلام میکنند نیز اضافه کرد. مراحل این الگوریتم به صورت زیر خواهند بود:</text:p>
      <text:p text:style-name="P10">فاز اول:</text:p>
      <text:p text:style-name="P10">در فاز اول هر نود cohort تصمیمش را به تمام coordinator ها اعلام میکند و coordinator ها نیز تصمیمات خودشان را به یکدیگر اعلام میکنند و هر coordinator با توجه به بردار نظرات و تصمیم خودشان، تصمیم نهایی را اعلام مشخص میکنند ( کاملاً مطابق با الگوریتم دوفازی ساده)</text:p>
      <text:p text:style-name="P10">فاز دوم:</text:p>
      <text:p text:style-name="P10">در فاز دوم هر نود cohort منتظر پاسخ coordinator ها میماند و زمانی که تنها یک مقدار در بردار تصمیماتش برابر ۱ شود تصمیم بر کامیت میگیرد.</text:p>
      <text:p text:style-name="P8">برای اینکه پیچیدگی الگوریتم مناسب باشد می‌توان <text:span text:style-name="T2">log n نود را به عنوان coordinator در نظر گرفت و در این حالت پیچیدگی پیامی برابر با O(nlogn </text:span><text:span text:style-name="T3">+ (logn)</text:span><text:span text:style-name="T4">2</text:span><text:span text:style-name="T3">) خواه</text:span><text:span text:style-name="T2">د بود و پیچیدگی زمانی کماکان 2t باقی میماند.</text:span></text:p>
      <text:h text:style-name="P7" text:outline-level="1"><text:bookmark-start text:name="__RefHeading___Toc23_4164443559"/>پاسخ سؤال دوم<text:bookmark-end text:name="__RefHeading___Toc23_4164443559"/></text:h>
      <text:h text:style-name="P9" text:outline-level="2"><text:bookmark-start text:name="__RefHeading___Toc146_4164443559"/>عمل‌کرد الگوریتم<text:bookmark-end text:name="__RefHeading___Toc146_4164443559"/></text:h>
      <text:p text:style-name="P8">در الگوریتم سه فازی تنها حالتی که باعث کند شدن می‌شود <text:span text:style-name="T5">(‌در صورتی که فالتی نداشته باشیم ) این است که نود coordinator دیر تصمیم بگیرد، و وجود سیگنال ready در حالتی که خود coordinator تصمیم گرفته باشد تنها یک فاز اضافه است، پس برای حالتی که coordinator از تمام cohort ها پیام تصمیم را گرفته بود و خودش نیز تصمیم گرفته بود میتوانیم فاز ready را حذف کرده و مستقیماً پیام decision را ارسال کنیم. اما برای حالتی که تصمیم گیری </text:span><text:span text:style-name="T6">coordinator طولانی‌تر از همه شود چند حالت وجود دارد:</text:span></text:p>
      <text:p text:style-name="P8">حالت اول:</text:p>
      <text:p text:style-name="P8">در صورتی که <text:span text:style-name="T7">coordinator دست کم یک تصمیم 0 دریافت کند در همان زمان بدون اینکه نیازی باشد به اتمام کار خودش میتواند تصمیم 0 را broadcast کند؛ زیرا باید شرط اول ولیدیتی رعایت شود.</text:span></text:p>
      <text:p text:style-name="P8">حالت دوم:</text:p>
      <text:p text:style-name="P8">در صورتی که تمام نود ها تصمیم یک را گرفته باشند؛ در این وضعیت نود <text:span text:style-name="T7">coordinator باید کار خودش را تمام کند و بعد از اتمام کار خودش با توجه به تصمیم خودش به بقیه اعلام کند که کامیت انجام بشود و یا خیر. در این وضعیت هم میتوان الگوریتم را در دوفاز تمام کرد و فاز ready قابل حذف است.</text:span></text:p>
      <text:p text:style-name="P8">با توجه به این الگوریتم پیچیدگی پیامی و زمانی کاملاً مشابه با الگوریتم دوفازی است و از مرتبه های خواسته شده در صورت سؤال خواهد بود.</text:p>
      <text:h text:style-name="P9" text:outline-level="2"><text:bookmark-start text:name="__RefHeading___Toc148_4164443559"/>اثبات<text:bookmark-end text:name="__RefHeading___Toc148_4164443559"/></text:h>
      <text:h text:style-name="P11" text:outline-level="3"><text:bookmark-start text:name="__RefHeading___Toc150_4164443559"/>Agreement<text:bookmark-end text:name="__RefHeading___Toc150_4164443559"/></text:h>
      <text:p text:style-name="P12">به علت اینکه هیچ فالتی ای نداریم قطعاً تمام نود ها تصمیم میگیرند و در پایان فاز دوم هم پیامی از طرف <text:span text:style-name="T7">coordinator که شامل تصمیم نهایی است دریافت خواهند کرد پس این شرط ارضاء میشود.</text:span></text:p>
      <text:h text:style-name="P11" text:outline-level="3"><text:bookmark-start text:name="__RefHeading___Toc152_4164443559"/>Validity<text:bookmark-end text:name="__RefHeading___Toc152_4164443559"/></text:h>
      <text:p text:style-name="P12">در صورتی که حتی یک نود تصمیم ۰ داشته باشد هم تصمیم نهایی ما با توجه به الگوریتم ۰ خواهد بود.</text:p>
      <text:p text:style-name="P12"><text:soft-page-break/>در صورتی که تمام نود ها با ۱ شروع کنند به علت اینکه فالتی ای نداریم قطعاً تمام تصمیمات به دست <text:span text:style-name="T7">coordinator خواهند رسید و خود او هم تصمیم بر ۱ دارد و حتماً تصمیم نهایی را ۱ اعلام میکند.</text:span></text:p>
      <text:h text:style-name="P11" text:outline-level="3"><text:bookmark-start text:name="__RefHeading___Toc154_4164443559"/>Termination<text:bookmark-end text:name="__RefHeading___Toc154_4164443559"/></text:h>
      <text:p text:style-name="P13">در صورتی که نودها کار پردازش تسک خودشان را انجام دهند و به علت نداشتن فالتی؛ همه درنهایت تصمیم <text:span text:style-name="T7">coordinator را دریافت کرده و تصمیم خواهند گرفت.</text:span></text:p>
      <text:h text:style-name="P7" text:outline-level="1"><text:bookmark-start text:name="__RefHeading___Toc25_4164443559"/>پاسخ سؤال سوم<text:bookmark-end text:name="__RefHeading___Toc25_4164443559"/></text:h>
      <text:p text:style-name="P14">به تعداد f+1 نود را به عنوان coordinator انتخاب میکنیم و هر کدام از آن‌ها یک بردار وزن مانند الگوریتم floodset دارند.</text:p>
      <text:p text:style-name="P15">فاز اول:</text:p>
      <text:p text:style-name="P16">در این فاز تمام نودهای cohort تصمیم خود را به مجموعه نودهای coordinator اعلام میکنند.</text:p>
      <text:p text:style-name="P14">فاز دوم:</text:p>
      <text:p text:style-name="P14">نود های coordinator بین خود با بردار وزن هایی که ساخته شده الگوریتم floodset را f+1 راند اجرا میکنند و بردار وزن ها را آپدیت میکنند.</text:p>
      <text:p text:style-name="P14">فاز سوم:</text:p>
      <text:p text:style-name="P14">بعد از اجرای فاز دوم دست کم یک نود coordinator باقی‌مانده است. در صورتی که بردار وزن نهایی تماماً ۱ باشد تصمیم ۱ و در غیر این صورت تصمیم ۰ را برای تمام نودها ارسال میکند.</text:p>
      <text:p text:style-name="P8"><text:span text:style-name="T8"/></text:p>
      <text:h text:style-name="P9" text:outline-level="2"><text:bookmark-start text:name="__RefHeading___Toc156_4164443559"/><text:span text:style-name="T8">اثبات درستی الگوریت</text:span><text:span text:style-name="T9">م</text:span><text:bookmark-end text:name="__RefHeading___Toc156_4164443559"/></text:h>
      <text:h text:style-name="P17" text:outline-level="3"><text:bookmark-start text:name="__RefHeading___Toc158_4164443559"/>Agreement<text:bookmark-end text:name="__RefHeading___Toc158_4164443559"/></text:h>
      <text:p text:style-name="P18">در این وضعیت چون تصمیم نهایی توسط <text:span text:style-name="T10">coordinator اعلام می‌شود پس هیچ دو نودی تصمیم متفاوت نمیگیرند.</text:span></text:p>
      <text:h text:style-name="P17" text:outline-level="3"><text:bookmark-start text:name="__RefHeading___Toc160_4164443559"/>Validity<text:bookmark-end text:name="__RefHeading___Toc160_4164443559"/></text:h>
      <text:p text:style-name="P19">در هیچ حالتی این شرط نقض نمیشود زیرا:<text:line-break/>اگر تمام نودها با مقدار یکسان ۱ شروع کنند در بدترین شرایط یک نود <text:span text:style-name="T11">cohort تصمیمش را به یک coordinator میگوید سپس از کار میوفتد و در فاز دوم آن coordinator بدون اینکه وارد الگوریتم فلادست شود از کار خواهد افتاد در این وضعیت بعد از اجرای فلادست مقادیر تمام خانه‌ها به غیر از cohort از کار افتاده یک خواهد بود و ما میتوانیم مقدار آن را هم یک در نظر بگیریم زیرا اگر واقعاً ۱ بوده باشد که خب درست حدس زده ایم و در غیر این صورت اصلاً شرط ورود به چک کردن ولیدیتی برقرار نبوده ( تمام نود ها با تصمیم یکسان شروع به کار نکرده اند). برای حالتی که تمام تصمیمات صفر بوده باشه و مقدار یک خانه را ندانیم هم که اصلاً مقدارش مهم نیست زیرا تصمیم نهایی با یک خانه ی صفر هم صفر میشود.</text:span></text:p>
      <text:h text:style-name="P17" text:outline-level="3"><text:bookmark-start text:name="__RefHeading___Toc162_4164443559"/><text:soft-page-break/>Termination<text:bookmark-end text:name="__RefHeading___Toc162_4164443559"/></text:h>
      <text:p text:style-name="P18">در <text:span text:style-name="T12">نهایت حداقل یک نود coordinator باقی خواهد ماند که تصمیم نهایی را اعلام کند و الگوریتم پایان یابد.</text:span></text:p>
      <text:h text:style-name="P11" text:outline-level="3">یک راه حل دیگر</text:h>
      <text:p text:style-name="P20">‫در‬‫هر‬ ‫راند‬ ‫تمام‬ ‫نود‬ ‫ها‬ ‫تصمیم‬ ‫خود‬ ‫به‬ ‫همراه‬ ‫برداری‬ ‫که‬ ‫از‬ ‫تمام‬ ‫تصمیماتی‬ ‫که‬ ‫از‬ ‫بقیه‬ ‫دریافت‬ ‫کرده‌اند‬ ‫را‬ ‫به‬ ‫یکدیگر‬</text:p>
      <text:p text:style-name="P21">‫پاس‬‫ میدهند‬ ‫و‬ ‫هر‬ ‫نودی‬ ‫که‬ ‫بردار‬ ‫تصمیماتش‬ ‫به‬ ‫ازای‬ <text:s/>‫تمام‬ ‫نود‬‫ها‬ <text:s/>‫تکمیل‬ ‫شده‬ ‫بود‬ ‫پیام‬ ‫‪decision‬‬ ‫را‬ ‫در‬ ‫شبکه‫‪broadcas<text:span text:style-name="T13">t</text:span>‬‬‫ میکند‪.‬‬ ‫این‬ ‫الگوریتم‬ ‫الهام‬ ‫گرفته‬ ‫از‬ ‫‪phase‬‬ ‫‪two‬‬ ‫‪floodset,‬‬ ‫است‬ ‫با‬ ‫این‬ ‫تفاوت‬ ‫که‬ ‫مثل‬ ‫‪floodset‬‬ ‫لزومًا‬ ‫به‬‫‪ f+1‬‬‫راند‬ ‫نیاز‬ ‫ندارد‬ ‫و‬ ‫مانند‬ ‫‪phase‬‬ ‫‪two‬‬ ‫مشکل‬ <text:s/>‫این‬ <text:s/>‫را‬ ‫ندارد ‬‫که‬‌در‬ ‫صورت‬ ‫از‬ ‫کار‬ ‫افتادن‬ ‫ یک‬ ‫‪coordinator‬‬ ‫تصمیم‬ ‫گیری ‬‫اتفاق نیوفتد.‪</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face style:name="B Titr" svg:font-family="'B Titr'"/>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B Nazanin" style:font-size-asian="10.5pt" style:language-asian="zh" style:country-asian="CN" style:font-name-complex="B Nazanin" style:font-size-complex="14pt" style:language-complex="fa" style:country-complex="IR"/>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 Nazanin" style:font-size-asian="10.5pt" style:language-asian="zh" style:country-asian="CN" style:font-name-complex="B Nazanin" style:font-size-complex="14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rl-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 Titr" style:font-family-asian="'B Titr'" style:font-size-asian="14pt" style:font-name-complex="B Titr" style:font-family-complex="'B Titr'"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B Nazanin" fo:font-family="'B Nazanin'" style:font-name-asian="B Nazanin" style:font-family-asian="'B Nazanin'" style:font-size-asian="12pt" style:font-name-complex="B Nazanin" style:font-family-complex="'B Nazani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B Nazanin" style:font-family-asian="'B Nazanin'" style:font-size-asian="12pt" style:font-style-asian="italic" style:font-name-complex="B Nazanin" style:font-family-complex="'B Nazanin'" style:font-size-complex="14pt" style:font-style-complex="italic"/>
    </style:style>
    <style:style style:name="Index" style:family="paragraph" style:parent-style-name="Standard" style:class="index">
      <style:paragraph-properties text:number-lines="false" text:line-number="0"/>
      <style:text-properties style:font-name-asian="B Nazanin" style:font-family-asian="'B Nazanin'" style:font-size-asian="12pt" style:font-name-complex="B Nazanin" style:font-family-complex="'B Nazanin'"/>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end" style:justify-single-word="false" fo:text-indent="0cm" style:auto-text-indent="false" text:number-lines="false" text:line-number="0" style:vertical-align="top"/>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officeooo:rsid="00170a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حسام مومیوند فرد <text:s text:c="100"/><text:span text:style-name="MT1">810803063</text:span></text:p>
      </style:header>
      <style:footer>
        <text:p text:style-name="MP2"><text:bookmark-start text:name="PageNumWizard_FOOTER_Default Page Style1"/><text:page-number text:select-page="current">7</text:page-number><text:bookmark-end text:name="PageNumWizard_FOOTER_Default Page Style1"/></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9T19:44:15.982162528</meta:creation-date>
    <dc:date>2024-12-20T05:29:21.235125313</dc:date>
    <meta:editing-duration>PT27M56S</meta:editing-duration>
    <meta:editing-cycles>4</meta:editing-cycles>
    <meta:generator>LibreOffice/24.8.3.2$Linux_X86_64 LibreOffice_project/e14c9fdd1f585efcbb2c5363087a99d20928d522</meta:generator>
    <meta:print-date>2024-12-20T00:37:35.717217530</meta:print-date>
    <meta:printed-by>PDF files</meta:printed-by>
    <meta:document-statistic meta:table-count="0" meta:image-count="0" meta:object-count="0" meta:page-count="7" meta:paragraph-count="65" meta:word-count="1141" meta:character-count="5103" meta:non-whitespace-character-count="4103"/>
  </office:meta>
</office:document-meta>
</file>